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exelPhoto{id=0.0, width=0.0, height=0.0, color='#463225', urls=Src{original='null', large2x='null', large='null', medium='null', small='null', portrait='null', landscape='null', thumb='https://images.pexels.com/photos/1330725/pexels-photo-1330725.png?auto=compress&amp;cs=tinysrgb&amp;dpr=1&amp;fit=crop&amp;h=200&amp;w=280'}, description='null'}</text:h>
      <text:h text:style-name="Heading_20_2" text:outline-level="2">PexelPhoto{id=0.0, width=0.0, height=0.0, color='#C5BDB0', urls=Src{original='null', large2x='null', large='null', medium='null', small='null', portrait='null', landscape='null', thumb='https://images.pexels.com/photos/1084718/pexels-photo-1084718.jpeg?auto=compress&amp;cs=tinysrgb&amp;dpr=1&amp;fit=crop&amp;h=200&amp;w=280'}, description='null'}</text:h>
      <text:h text:style-name="Heading_20_2" text:outline-level="2">PexelPhoto{id=0.0, width=0.0, height=0.0, color='#262626', urls=Src{original='null', large2x='null', large='null', medium='null', small='null', portrait='null', landscape='null', thumb='https://images.pexels.com/photos/573294/pexels-photo-573294.jpeg?auto=compress&amp;cs=tinysrgb&amp;dpr=1&amp;fit=crop&amp;h=200&amp;w=280'}, description='null'}</text:h>
      <text:h text:style-name="Heading_20_2" text:outline-level="2">PexelPhoto{id=0.0, width=0.0, height=0.0, color='#5C5854', urls=Src{original='null', large2x='null', large='null', medium='null', small='null', portrait='null', landscape='null', thumb='https://images.pexels.com/photos/1547248/pexels-photo-1547248.jpeg?auto=compress&amp;cs=tinysrgb&amp;dpr=1&amp;fit=crop&amp;h=200&amp;w=280'}, description='null'}</text:h>
      <text:h text:style-name="Heading_20_2" text:outline-level="2"><text:soft-page-break/>PexelPhoto{id=0.0, width=0.0, height=0.0, color='#8CACB6', urls=Src{original='null', large2x='null', large='null', medium='null', small='null', portrait='null', landscape='null', thumb='https://images.pexels.com/photos/1117493/pexels-photo-1117493.jpeg?auto=compress&amp;cs=tinysrgb&amp;dpr=1&amp;fit=crop&amp;h=200&amp;w=280'}, description='null'}</text:h>
      <text:h text:style-name="Heading_20_2" text:outline-level="2">PexelPhoto{id=0.0, width=0.0, height=0.0, color='#DCB399', urls=Src{original='null', large2x='null', large='null', medium='null', small='null', portrait='null', landscape='null', thumb='https://images.pexels.com/photos/1556652/pexels-photo-1556652.jpeg?auto=compress&amp;cs=tinysrgb&amp;dpr=1&amp;fit=crop&amp;h=200&amp;w=280'}, description='null'</text:h>
      <text:p text:style-name="Text_20_body"/>
      <text:h text:style-name="Heading_20_2" text:outline-level="2"><text:soft-page-break/>Photo{id='2vXYyYMcnzI', width=2468, height=2162, color='#262626', description='I will be glad information on the use of photos. I would be very grateful for the donation replenishment of my phone +380991680050', urls=Urls{raw='https://images.unsplash.com/photo-1519668752166-ebdbfe986afd?ixid=Mnw0MDU3MTR8MHwxfHNlYXJjaHwxfHxib2R5fGVufDB8MHx8fDE2NzU0MzE1MTE&amp;ixlib=rb-4.0.3', full='https://images.unsplash.com/photo-1519668752166-ebdbfe986afd?crop=entropy&amp;cs=tinysrgb&amp;fm=jpg&amp;ixid=Mnw0MDU3MTR8MHwxfHNlYXJjaHwxfHxib2R5fGVufDB8MHx8fDE2NzU0MzE1MTE&amp;ixlib=rb-4.0.3&amp;q=80', regular='https://images.unsplash.com/photo-1519668752166-ebdbfe986afd?crop=entropy&amp;cs=tinysrgb&amp;fit=max&amp;fm=jpg&amp;ixid=Mnw0MDU3MTR8MHwxfHNlYXJjaHwxfHxib2R5fGVufDB8MHx8fDE2NzU0MzE1MTE&amp;ixlib=rb-4.0.3&amp;q=80&amp;w=1080', small='https://images.unsplash.com/photo-1519668752166-ebdbfe986afd?crop=entropy&amp;cs=tinysrgb&amp;fit=max&amp;fm=jpg&amp;ixid=Mnw0MDU3MTR8MHwxfHNlYXJjaHwxfHxib2R5fGVufDB8MHx8fDE2NzU0MzE1MTE&amp;ixlib=rb-4.0.3&amp;q=80&amp;w=400', thumb='https://images.unsplash.com/photo-1519668752166-ebdbfe986afd?crop=entropy&amp;cs=tinysrgb&amp;fit=max&amp;fm=jpg&amp;ixid=Mnw0MDU3MTR8MHwxfHNlYXJjaHwxfHxib2R5fGVufDB8MHx8fDE2NzU0MzE1MTE&amp;ixlib=rb-4.0.3&amp;q=80&amp;w=200', smallS3='https://s3.us-west-2.amazonaws.com/images.unsplash.com/small/photo-1519668752166-ebdbfe986afd'}}</text:h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3:00:01.448174470</meta:creation-date>
    <dc:date>2023-02-04T13:12:32.506232758</dc:date>
    <meta:editing-duration>PT2M11S</meta:editing-duration>
    <meta:editing-cycles>1</meta:editing-cycles>
    <meta:document-statistic meta:table-count="0" meta:image-count="0" meta:object-count="0" meta:page-count="3" meta:paragraph-count="7" meta:word-count="111" meta:character-count="3251" meta:non-whitespace-character-count="3147"/>
    <meta:generator>LibreOffice/6.4.7.2$Linux_X86_64 LibreOffice_project/40$Build-2</meta:generator>
  </office:meta>
</office:document-meta>
</file>